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ourier New" svg:font-family="'Courier New'" style:font-family-generic="modern" style:font-pitch="fixed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/>
    <style:style style:name="P3" style:family="paragraph" style:parent-style-name="Text_20_body" style:list-style-name="L1"/>
    <style:style style:name="P4" style:family="paragraph" style:parent-style-name="Text_20_body" style:list-style-name="L1"/>
    <style:style style:name="P5" style:family="paragraph" style:parent-style-name="Text_20_body" style:list-style-name="L1"/>
    <style:style style:name="P6" style:family="paragraph" style:parent-style-name="Text_20_body" style:list-style-name="L1"/>
    <style:style style:name="P7" style:family="paragraph" style:parent-style-name="Text_20_body" style:list-style-name="L1"/>
    <text:list-style style:name="L1">
      <text:list-level-style-bullet text:level="1" text:style-name="Bullet_20_Symbols" style:num-suffix=".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roduction</text:h>
      <text:p text:style-name="Text_20_body">ClamWin is a graphical front-end to the <text:a xlink:type="simple" xlink:href="http://www.clamav.net/">ClamAV</text:a> anti-virus software that runs on Microsoft Windows. An easy to use installer program is provided.</text:p>
      <text:p text:style-name="Text_20_body">Features include:</text:p>
      <text:list text:style-name="L1">
        <text:list-item>
          <text:p text:style-name="P1">Scheduler - set up scans to run at a defined time</text:p>
        </text:list-item>
        <text:list-item>
          <text:p text:style-name="P1">Automatic virus database updates via the Internet</text:p>
        </text:list-item>
        <text:list-item>
          <text:p text:style-name="P1">Automatic notifications of new ClamWin releases</text:p>
        </text:list-item>
        <text:list-item>
          <text:p text:style-name="P1">Standalone virus scanner</text:p>
        </text:list-item>
        <text:list-item>
          <text:p text:style-name="P1">Scanning of programs that are loaded in memory</text:p>
        </text:list-item>
        <text:list-item>
          <text:p text:style-name="P1">Context menu integration to Microsoft Windows Explorer - right click on a file to scan it</text:p>
        </text:list-item>
        <text:list-item>
          <text:p text:style-name="P1">Microsoft Outlook add-in to scan incoming and outgoing e-mails</text:p>
        </text:list-item>
      </text:list>
      <text:p text:style-name="Text_20_body">Please note that ClamWin Antivirus does not include an on-access real-time scanner, that is, you need to manually scan a file in order to detect a virus. The Microsoft Outlook add-in, however, will delete a virus-infected attachment automatically, without any intervention from the user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ourier New" svg:font-family="'Courier New'" style:font-family-generic="modern" style:font-pitch="fixed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4-04-26T21:53:29</meta:creation-date>
    <dc:creator>Erkan Yilmaz</dc:creator>
    <dc:date>2007-06-24T22:56:36</dc:date>
    <dc:language>en-GB</dc:language>
    <meta:editing-cycles>26</meta:editing-cycles>
    <meta:editing-duration>PT1H49M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1" meta:word-count="136" meta:character-count="826"/>
  </office:meta>
</office:document-meta>
</file>